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4B0000035A487101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99cm" svg:stroke-color="#ff3333" draw:fill="none" fo:padding-top="0.049cm" fo:padding-bottom="0.049cm" fo:padding-left="0.049cm" fo:padding-right="0.049cm"/>
    </style:style>
    <style:style style:name="gr6" style:family="graphic" style:parent-style-name="standard">
      <style:graphic-properties draw:stroke="none" draw:fill="solid" draw:fill-color="#b2b2b2"/>
    </style:style>
    <style:style style:name="gr7" style:family="graphic" style:parent-style-name="standard">
      <style:graphic-properties draw:stroke="solid" svg:stroke-width="0.099cm" svg:stroke-color="#009900" draw:fill="none" fo:padding-top="0.049cm" fo:padding-bottom="0.049cm" fo:padding-left="0.049cm" fo:padding-right="0.049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solid" svg:stroke-color="#000000" draw:fill="none"/>
    </style:style>
    <style:style style:name="gr10" style:family="graphic" style:parent-style-name="standard">
      <style:graphic-properties draw:stroke="none" draw:fill="solid" draw:fill-color="#8b613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cm" fo:min-width="2.5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41cm" fo:min-width="1.17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1.78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2.28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0.3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08cm" fo:min-width="1.515cm" fo:padding-top="0cm" fo:padding-bottom="0cm" fo:padding-left="0cm" fo:padding-right="0cm"/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start" style:writing-mode="lr-tb"/>
      <style:text-properties fo:font-size="8pt" style:font-size-asian="8pt" style:font-size-complex="8pt"/>
    </style:style>
    <style:style style:name="P4" style:family="paragraph"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Liberation Sans'" fo:font-size="8pt" style:font-size-asian="8pt" style:font-family-complex="'Liberation Sans'" style:font-size-complex="8pt"/>
    </style:style>
    <style:style style:name="T3" style:family="text">
      <style:text-properties fo:color="#000000" fo:font-family="'Liberation Serif'" fo:font-size="10pt" style:font-size-asian="10pt" style:font-family-complex="'Liberation Serif'" style:font-size-complex="10pt"/>
    </style:style>
    <style:style style:name="T4" style:family="text">
      <style:text-properties fo:color="#000000" fo:font-family="'Liberation Serif'" fo:font-size="12pt" style:font-size-asian="12pt" style:font-family-complex="'Liberation Serif'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7cm" svg:height="1.6cm" svg:x="0.1cm" svg:y="6.3cm">
          <text:p text:style-name="P1"><text:span text:style-name="T1">Messung</text:span></text:p>
        </draw:rect>
        <draw:rect draw:style-name="gr2" draw:text-style-name="P1" xml:id="id2" draw:id="id2" draw:layer="layout" svg:width="3.2cm" svg:height="2.8cm" svg:x="3.6cm" svg:y="6.3cm">
          <text:p text:style-name="P1"><text:span text:style-name="T1">Find</text:span></text:p>
          <text:p text:style-name="P1"><text:span text:style-name="T1"><text:s/></text:span><text:span text:style-name="T1">location of </text:span></text:p>
          <text:p text:style-name="P1"><text:span text:style-name="T1">Reference</text:span></text:p>
          <text:p text:style-name="P1"><text:span text:style-name="T1"><text:s/></text:span><text:span text:style-name="T1">and plume</text:span></text:p>
          <text:p text:style-name="P1"><text:span text:style-name="T1"><text:s/></text:span><text:span text:style-name="T1">region</text:span></text:p>
        </draw:rect>
        <draw:rect draw:style-name="gr2" draw:text-style-name="P1" xml:id="id3" draw:id="id3" draw:layer="layout" svg:width="3.6cm" svg:height="2cm" svg:x="8.6cm" svg:y="8.5cm">
          <text:p text:style-name="P1"><text:span text:style-name="T1">Is the reference </text:span></text:p>
          <text:p text:style-name="P1"><text:span text:style-name="T1">Contaminated?</text:span></text:p>
        </draw:rect>
        <draw:connector draw:style-name="gr3" draw:text-style-name="P2" draw:layer="layout" svg:x1="2.8cm" svg:y1="7.1cm" svg:x2="3.6cm" svg:y2="7.7cm" draw:start-shape="id1" draw:start-glue-point="1" draw:end-shape="id2" draw:end-glue-point="3" svg:d="M2800 7100h400v600h400">
          <text:p/>
        </draw:connector>
        <draw:connector draw:style-name="gr3" draw:text-style-name="P2" draw:layer="layout" svg:x1="6.8cm" svg:y1="7.7cm" svg:x2="8.6cm" svg:y2="9.5cm" draw:start-shape="id2" draw:start-glue-point="1" draw:end-shape="id3" draw:end-glue-point="3" svg:d="M6800 7700h894v1800h906">
          <text:p/>
        </draw:connector>
        <draw:rect draw:style-name="gr2" draw:text-style-name="P1" xml:id="id4" draw:id="id4" draw:layer="layout" svg:width="3.1cm" svg:height="1.7cm" svg:x="14.7cm" svg:y="6.4cm">
          <text:p text:style-name="P1"><text:span text:style-name="T1">Evaluat for </text:span></text:p>
          <text:p text:style-name="P1"><text:span text:style-name="T1">Bro and SO2</text:span></text:p>
        </draw:rect>
        <draw:rect draw:style-name="gr2" draw:text-style-name="P1" xml:id="id5" draw:id="id5" draw:layer="layout" svg:width="3.3cm" svg:height="1.6cm" svg:x="18.3cm" svg:y="6.5cm">
          <text:p text:style-name="P1"><text:span text:style-name="T1">Calc BrO/SO2</text:span></text:p>
        </draw:rect>
        <draw:connector draw:style-name="gr2" draw:text-style-name="P2" draw:layer="layout" svg:x1="12.2cm" svg:y1="9.5cm" svg:x2="14.7cm" svg:y2="7.25cm" draw:start-shape="id3" draw:start-glue-point="1" draw:end-shape="id4" draw:end-glue-point="3" svg:d="M12200 9500h1250v-2250h1250">
          <text:p text:style-name="P2">NO</text:p>
        </draw:connector>
        <draw:connector draw:style-name="gr3" draw:text-style-name="P2" draw:layer="layout" svg:x1="17.8cm" svg:y1="7.25cm" svg:x2="18.3cm" svg:y2="7.3cm" draw:start-shape="id4" draw:start-glue-point="1" draw:end-shape="id5" draw:end-glue-point="3" svg:d="M17800 7250h250v50h250">
          <text:p/>
        </draw:connector>
        <draw:rect draw:style-name="gr2" draw:text-style-name="P1" xml:id="id6" draw:id="id6" draw:layer="layout" svg:width="2.5cm" svg:height="3cm" svg:x="8.3cm" svg:y="13.8cm">
          <text:p text:style-name="P2"><text:span text:style-name="T1">Calc </text:span></text:p>
          <text:p text:style-name="P2"><text:span text:style-name="T1">expected </text:span></text:p>
          <text:p text:style-name="P2"><text:span text:style-name="T1">errors</text:span></text:p>
        </draw:rect>
        <draw:rect draw:style-name="gr2" draw:text-style-name="P1" xml:id="id7" draw:id="id7" draw:layer="layout" svg:width="3.8cm" svg:height="3.3cm" svg:x="12.8cm" svg:y="13.9cm">
          <text:p text:style-name="P1"><text:span text:style-name="T1">Take the </text:span></text:p>
          <text:p text:style-name="P1"><text:span text:style-name="T1">reference with </text:span></text:p>
          <text:p text:style-name="P1"><text:span text:style-name="T1">the minimal </text:span></text:p>
          <text:p text:style-name="P1"><text:span text:style-name="T1">expected error </text:span></text:p>
          <text:p text:style-name="P1"><text:span text:style-name="T1">as new </text:span></text:p>
          <text:p text:style-name="P1"><text:span text:style-name="T1">reference</text:span></text:p>
        </draw:rect>
        <draw:connector draw:style-name="gr2" draw:text-style-name="P2" draw:layer="layout" svg:x1="10.8cm" svg:y1="15.3cm" svg:x2="12.8cm" svg:y2="15.55cm" draw:start-shape="id6" draw:start-glue-point="1" draw:end-shape="id7" draw:end-glue-point="3" svg:d="M10800 15300h1000v250h1000">
          <text:p text:style-name="P2"><text:span text:style-name="T1"><text:s/></text:span></text:p>
          <text:p text:style-name="P2"><text:span text:style-name="T1"/></text:p>
        </draw:connector>
        <draw:connector draw:style-name="gr2" draw:text-style-name="P2" draw:layer="layout" svg:x1="10.4cm" svg:y1="10.5cm" svg:x2="9.55cm" svg:y2="13.8cm" draw:start-shape="id3" draw:start-glue-point="2" draw:end-shape="id6" svg:d="M10400 10500v1650h-850v1650">
          <text:p text:style-name="P2">Yes</text:p>
        </draw:connector>
        <draw:connector draw:style-name="gr2" draw:text-style-name="P2" draw:layer="layout" svg:x1="16.6cm" svg:y1="15.55cm" svg:x2="16.25cm" svg:y2="8.1cm" draw:start-shape="id7" draw:start-glue-point="1" draw:end-shape="id4" draw:end-glue-point="2" svg:d="M16600 15550h501v-4550h-851v-2900">
          <text:p/>
        </draw:connector>
        <draw:rect draw:style-name="gr4" draw:text-style-name="P2" draw:layer="layout" svg:width="7.8cm" svg:height="4.1cm" svg:x="-0.2cm" svg:y="5.6cm">
          <text:p/>
        </draw:rect>
        <draw:rect draw:style-name="gr4" draw:text-style-name="P2" draw:layer="layout" svg:width="7.8cm" svg:height="4.1cm" svg:x="14.3cm" svg:y="5cm">
          <text:p/>
        </draw:rect>
        <draw:rect draw:style-name="gr4" draw:text-style-name="P2" draw:layer="layout" svg:width="11cm" svg:height="4.7cm" svg:x="7.205cm" svg:y="13.219cm">
          <text:p/>
        </draw:rect>
        <draw:line draw:style-name="gr5" draw:layer="layout" svg:x1="2.202cm" svg:y1="4.085cm" svg:x2="1.016cm" svg:y2="1.584cm">
          <text:p/>
        </draw:line>
        <draw:line draw:style-name="gr5" draw:layer="layout" svg:x1="2.202cm" svg:y1="4.085cm" svg:x2="0.677cm" svg:y2="1.873cm">
          <text:p/>
        </draw:line>
        <draw:line draw:style-name="gr5" draw:layer="layout" svg:x1="2.203cm" svg:y1="4.085cm" svg:x2="0.385cm" svg:y2="2.229cm">
          <text:p/>
        </draw:line>
        <draw:line draw:style-name="gr5" draw:layer="layout" svg:x1="2.202cm" svg:y1="4.085cm" svg:x2="0.148cm" svg:y2="2.641cm">
          <text:p/>
        </draw:line>
        <draw:line draw:style-name="gr5" draw:layer="layout" svg:x1="2.202cm" svg:y1="4.085cm" svg:x2="0.148cm" svg:y2="2.641cm">
          <text:p/>
        </draw:line>
        <draw:line draw:style-name="gr5" draw:layer="layout" svg:x1="2.203cm" svg:y1="4.086cm" svg:x2="-0.027cm" svg:y2="3.098cm">
          <text:p/>
        </draw:line>
        <draw:path draw:style-name="gr6" draw:layer="layout" svg:width="1.35cm" svg:height="1.865cm" svg:x="0.371cm" svg:y="2.276cm" svg:viewBox="0 0 1351 1866" svg:d="M120 618c-24-230 92-448 209-448 37-2 76 21 107 55 30-105 86-169 148-169 41 4 86 35 117 91 22-92 70-147 121-147 44 0 82 40 108 100 28-61 71-100 116-100 74 0 135 98 149 234 70 38 122 162 122 304 0 43-5 84-15 124 30 69 49 155 49 241 0 198-81 365-185 394 0 189-80 338-180 338-34 0-67-19-96-54-26 167-109 285-202 285-70 0-135-71-174-181-38 42-18 68-123 68-87 0-167-88-209-230-100-4-152-115-152-257 0-66 13-126 37-174-43-41-67-124-67-218 0-133 53-241 120-256zM0 0zM1351 1866z">
          <text:p/>
        </draw:path>
        <draw:line draw:style-name="gr7" draw:layer="layout" svg:x1="2.201cm" svg:y1="4.086cm" svg:x2="4.43cm" svg:y2="3.098cm">
          <text:p/>
        </draw:line>
        <draw:line draw:style-name="gr7" draw:layer="layout" svg:x1="2.201cm" svg:y1="4.086cm" svg:x2="4.537cm" svg:y2="3.585cm">
          <text:p/>
        </draw:line>
        <draw:line draw:style-name="gr7" draw:layer="layout" svg:x1="2.201cm" svg:y1="4.082cm" svg:x2="2.201cm" svg:y2="1.196cm">
          <text:p/>
        </draw:line>
        <draw:line draw:style-name="gr7" draw:layer="layout" svg:x1="2.201cm" svg:y1="4.083cm" svg:x2="2.614cm" svg:y2="1.24cm">
          <text:p/>
        </draw:line>
        <draw:line draw:style-name="gr7" draw:layer="layout" svg:x1="2.201cm" svg:y1="4.083cm" svg:x2="3.013cm" svg:y2="1.371cm">
          <text:p/>
        </draw:line>
        <draw:line draw:style-name="gr7" draw:layer="layout" svg:x1="2.201cm" svg:y1="4.085cm" svg:x2="3.387cm" svg:y2="1.584cm">
          <text:p/>
        </draw:line>
        <draw:line draw:style-name="gr7" draw:layer="layout" svg:x1="2.201cm" svg:y1="4.085cm" svg:x2="3.726cm" svg:y2="1.873cm">
          <text:p/>
        </draw:line>
        <draw:line draw:style-name="gr7" draw:layer="layout" svg:x1="2.201cm" svg:y1="4.085cm" svg:x2="4.256cm" svg:y2="2.641cm">
          <text:p/>
        </draw:line>
        <draw:line draw:style-name="gr7" draw:layer="layout" svg:x1="2.201cm" svg:y1="4.085cm" svg:x2="4.019cm" svg:y2="2.229cm">
          <text:p/>
        </draw:line>
        <draw:polygon draw:style-name="gr8" draw:layer="layout" svg:width="0.6cm" svg:height="0.416cm" svg:x="1.914cm" svg:y="4.069cm" svg:viewBox="0 0 601 417" draw:points="300,417 0,417 0,0 601,0 601,417">
          <text:p/>
        </draw:polygon>
        <draw:line draw:style-name="gr7" draw:layer="layout" svg:x1="2.201cm" svg:y1="4.086cm" svg:x2="4.43cm" svg:y2="3.098cm">
          <text:p/>
        </draw:line>
        <draw:line draw:style-name="gr7" draw:layer="layout" svg:x1="2.201cm" svg:y1="4.086cm" svg:x2="4.537cm" svg:y2="3.585cm">
          <text:p/>
        </draw:line>
        <draw:line draw:style-name="gr7" draw:layer="layout" svg:x1="2.201cm" svg:y1="4.082cm" svg:x2="2.201cm" svg:y2="1.196cm">
          <text:p/>
        </draw:line>
        <draw:line draw:style-name="gr7" draw:layer="layout" svg:x1="2.201cm" svg:y1="4.083cm" svg:x2="2.614cm" svg:y2="1.24cm">
          <text:p/>
        </draw:line>
        <draw:line draw:style-name="gr7" draw:layer="layout" svg:x1="2.201cm" svg:y1="4.083cm" svg:x2="3.013cm" svg:y2="1.371cm">
          <text:p/>
        </draw:line>
        <draw:line draw:style-name="gr7" draw:layer="layout" svg:x1="2.201cm" svg:y1="4.085cm" svg:x2="3.387cm" svg:y2="1.584cm">
          <text:p/>
        </draw:line>
        <draw:line draw:style-name="gr7" draw:layer="layout" svg:x1="2.201cm" svg:y1="4.085cm" svg:x2="3.726cm" svg:y2="1.873cm">
          <text:p/>
        </draw:line>
        <draw:line draw:style-name="gr7" draw:layer="layout" svg:x1="2.201cm" svg:y1="4.085cm" svg:x2="4.256cm" svg:y2="2.641cm">
          <text:p/>
        </draw:line>
        <draw:line draw:style-name="gr7" draw:layer="layout" svg:x1="2.201cm" svg:y1="4.085cm" svg:x2="4.019cm" svg:y2="2.229cm">
          <text:p/>
        </draw:line>
        <draw:line draw:style-name="gr7" draw:layer="layout" svg:x1="2.203cm" svg:y1="4.086cm" svg:x2="-0.134cm" svg:y2="3.585cm">
          <text:p/>
        </draw:line>
        <draw:line draw:style-name="gr7" draw:layer="layout" svg:x1="2.203cm" svg:y1="4.082cm" svg:x2="2.203cm" svg:y2="1.196cm">
          <text:p/>
        </draw:line>
        <draw:line draw:style-name="gr7" draw:layer="layout" svg:x1="2.202cm" svg:y1="4.083cm" svg:x2="1.79cm" svg:y2="1.24cm">
          <text:p/>
        </draw:line>
        <draw:line draw:style-name="gr9" draw:layer="layout" svg:x1="2.202cm" svg:y1="4.083cm" svg:x2="1.391cm" svg:y2="1.371cm">
          <text:p/>
        </draw:line>
        <draw:line draw:style-name="gr5" draw:layer="layout" svg:x1="2.203cm" svg:y1="4.085cm" svg:x2="0.558cm" svg:y2="3.361cm">
          <text:p/>
        </draw:line>
        <draw:line draw:style-name="gr7" draw:layer="layout" svg:x1="2.202cm" svg:y1="4.083cm" svg:x2="1.79cm" svg:y2="1.24cm">
          <text:p/>
        </draw:line>
        <draw:line draw:style-name="gr7" draw:layer="layout" svg:x1="2.202cm" svg:y1="4.083cm" svg:x2="1.391cm" svg:y2="1.371cm">
          <text:p/>
        </draw:line>
        <draw:line draw:style-name="gr5" draw:layer="layout" svg:x1="2.202cm" svg:y1="4.085cm" svg:x2="1.554cm" svg:y2="2.722cm">
          <text:p/>
        </draw:line>
        <draw:line draw:style-name="gr5" draw:layer="layout" svg:x1="2.202cm" svg:y1="4.084cm" svg:x2="1.351cm" svg:y2="2.854cm">
          <text:p/>
        </draw:line>
        <draw:path draw:style-name="gr10" draw:layer="layout" svg:width="0.93cm" svg:height="0.804cm" svg:x="0.482cm" svg:y="3.977cm" svg:viewBox="0 0 931 805" svg:d="M931 805h-930l232-805h466zM931 805zM0 0z">
          <text:p/>
        </draw:path>
        <draw:line draw:style-name="gr5" draw:layer="layout" svg:x1="2.202cm" svg:y1="4.085cm" svg:x2="0.998cm" svg:y2="3.247cm">
          <text:p/>
        </draw:line>
        <draw:line draw:style-name="gr5" draw:layer="layout" svg:x1="2.202cm" svg:y1="4.085cm" svg:x2="1.224cm" svg:y2="3.091cm">
          <text:p/>
        </draw:line>
        <draw:frame draw:style-name="gr11" draw:text-style-name="P3" draw:layer="layout" svg:width="2.584cm" svg:height="0.54cm" svg:x="1.468cm" svg:y="4.813cm">
          <draw:text-box>
            <text:p text:style-name="P3"><text:span text:style-name="T2">DOAS Instrument</text:span></text:p>
          </draw:text-box>
        </draw:frame>
        <draw:frame draw:style-name="gr12" draw:text-style-name="P3" draw:layer="layout" svg:width="1.177cm" svg:height="0.541cm" svg:x="0.059cm" svg:y="4.813cm">
          <draw:text-box>
            <text:p text:style-name="P3"><text:span text:style-name="T2">Vulcano</text:span></text:p>
          </draw:text-box>
        </draw:frame>
        <draw:frame draw:style-name="gr13" draw:text-style-name="P3" draw:layer="layout" svg:width="1.784cm" svg:height="0.422cm" svg:x="2.92cm" svg:y="4.008cm">
          <draw:text-box>
            <text:p text:style-name="P3"><text:span text:style-name="T2">Plume </text:span></text:p>
          </draw:text-box>
        </draw:frame>
        <draw:line draw:style-name="gr5" draw:layer="layout" svg:x1="2.658cm" svg:y1="4.21cm" svg:x2="2.837cm" svg:y2="4.21cm">
          <text:p/>
        </draw:line>
        <draw:line draw:style-name="gr7" draw:layer="layout" svg:x1="2.658cm" svg:y1="4.498cm" svg:x2="2.838cm" svg:y2="4.498cm">
          <text:p/>
        </draw:line>
        <draw:frame draw:style-name="gr14" draw:text-style-name="P3" draw:layer="layout" svg:width="2.28cm" svg:height="0.466cm" svg:x="2.92cm" svg:y="4.318cm">
          <draw:text-box>
            <text:p text:style-name="P3"><text:span text:style-name="T2">Reference </text:span></text:p>
          </draw:text-box>
        </draw:frame>
        <draw:rect draw:style-name="gr4" draw:text-style-name="P2" draw:layer="layout" svg:width="4.476cm" svg:height="4.301cm" svg:x="-0.176cm" svg:y="1cm">
          <text:p/>
        </draw:rect>
        <draw:polygon draw:style-name="gr15" draw:layer="layout" svg:width="3.573cm" svg:height="3.454cm" svg:x="4.845cm" svg:y="1.444cm" svg:viewBox="0 0 3574 3455" draw:points="0,0 3574,0 3574,3455 0,3455">
          <text:p/>
        </draw:polygon>
        <draw:frame draw:style-name="gr16" draw:layer="layout" svg:width="3.899cm" svg:height="3.616cm" svg:x="4.701cm" svg:y="1.521cm">
          <draw:image xlink:href="Pictures/100000000000044B0000035A48710135.png" xlink:type="simple" xlink:show="embed" xlink:actuate="onLoad">
            <text:p/>
          </draw:image>
        </draw:frame>
        <draw:frame draw:style-name="gr17" draw:text-style-name="P4" draw:layer="layout" svg:width="0.349cm" svg:height="0.953cm" svg:x="6.638cm" svg:y="1.319cm">
          <draw:text-box>
            <text:p text:style-name="P4"><text:span text:style-name="T3">2</text:span></text:p>
          </draw:text-box>
        </draw:frame>
        <draw:frame draw:style-name="gr18" draw:text-style-name="P5" draw:layer="layout" svg:width="1.515cm" svg:height="1.608cm" svg:x="6.121cm" svg:y="1.161cm">
          <draw:text-box>
            <text:p text:style-name="P5"><text:span text:style-name="T4">SO</text:span></text:p>
          </draw:text-box>
        </draw:frame>
        <draw:custom-shape draw:style-name="gr19" draw:text-style-name="P2" draw:layer="layout" svg:width="4.223cm" svg:height="4.31cm" svg:x="4.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OVAC_Eval DOAS</meta:initial-creator>
    <meta:creation-date>2018-01-26T14:07:33.31</meta:creation-date>
    <dc:date>2018-01-26T17:13:53.81</dc:date>
    <dc:creator>NOVAC_Eval DOAS</dc:creator>
    <meta:editing-duration>PT58M47S</meta:editing-duration>
    <meta:editing-cycles>1</meta:editing-cycles>
    <meta:document-statistic meta:object-count="67"/>
    <meta:generator>OpenOffice/4.1.3$Win32 OpenOffice.org_project/413m1$Build-9783</meta:generator>
  </office:meta>
</office:document-meta>
</file>